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F600002DF600001E4EF122DB4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4F600002DF600001E4EF122DB4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1:42</dc:date>
    <dc:language>en-US</dc:language>
    <meta:editing-cycles>4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200000" chart:origin="0" chart:interval-major="2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2.724cm" svg:y="0.154cm" chart:style-name="ch2">
          <text:p>Net_Stacked_with_Symbols</text:p>
        </chart:title>
        <chart:legend chart:legend-position="end" svg:x="10.037cm" svg:y="3.153cm" chart:style-name="ch3"/>
        <chart:plot-area chart:style-name="ch4" table:cell-range-address="Sheet1.$B$4:.$F$16" chart:data-source-has-labels="both" chart:table-number-list="0" svg:x="0.234cm" svg:y="1.029cm" svg:width="9.336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